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  <style:map style:condition="is-true-formula(msoxl:AND(NOT(ISBLANK($A5)),ISBLANK(B5)))" style:apply-style-name="cf1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  <style:map style:condition="is-true-formula(msoxl:AND(NOT(ISBLANK(A5)),ISBLANK(C5)))" style:apply-style-name="cf1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F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F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H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6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P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6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7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  <style:map style:condition="is-true-formula(msoxl:AND(NOT(ISBLANK(P5)),ISBLANK(Q5)))" style:apply-style-name="cf1" style:base-cell-address="Data_Sheet.Q5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7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J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10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L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1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10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10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N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5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15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15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15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16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  <style:map style:condition="is-true-formula(msoxl:AND(NOT(ISBLANK(AB5)),ISBLANK(AC5)))" style:apply-style-name="cf1" style:base-cell-address="Data_Sheet.AC5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  <style:map style:condition="is-true-formula(msoxl:AND(NOT(ISBLANK(Z5)),ISBLANK(AA5)))" style:apply-style-name="cf1" style:base-cell-address="Data_Sheet.AA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D5)),ISBLANK(E5)))" style:apply-style-name="cf1" style:base-cell-address="Data_Sheet.E5"/>
      <style:map style:condition="is-true-formula(msoxl:AND(NOT(ISBLANK(AB8)),ISBLANK(AC8)))" style:apply-style-name="cf1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16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913" table:style-name="ce30">
            <text:p>8,913</text:p>
          </table:table-cell>
          <table:table-cell office:value-type="float" office:value="7965.61" table:style-name="ce33">
            <text:p>7,966</text:p>
          </table:table-cell>
          <table:table-cell office:value-type="float" office:value="12092" table:style-name="ce43">
            <text:p>12,092</text:p>
          </table:table-cell>
          <table:table-cell office:value-type="float" office:value="11338.06" table:style-name="ce46">
            <text:p>11,338</text:p>
          </table:table-cell>
          <table:table-cell office:value-type="float" office:value="6557" table:style-name="ce94">
            <text:p>6,557</text:p>
          </table:table-cell>
          <table:table-cell office:value-type="float" office:value="6313.23" table:style-name="ce97">
            <text:p>6,313</text:p>
          </table:table-cell>
          <table:table-cell office:value-type="float" office:value="1993" table:style-name="ce101">
            <text:p>1,993</text:p>
          </table:table-cell>
          <table:table-cell office:value-type="float" office:value="1948.16" table:style-name="ce104">
            <text:p>1,948</text:p>
          </table:table-cell>
          <table:table-cell office:value-type="float" office:value="218" table:style-name="ce112">
            <text:p>218</text:p>
          </table:table-cell>
          <table:table-cell office:value-type="float" office:value="216.94" table:style-name="ce115">
            <text:p>217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29773" table:content-validation-name="val3" table:style-name="ce67">
            <text:p>29,773</text:p>
          </table:table-cell>
          <table:table-cell office:value-type="float" office:value="27781.999999999996" table:content-validation-name="val3" table:style-name="ce69">
            <text:p>27,782</text:p>
          </table:table-cell>
          <table:table-cell office:value-type="float" office:value="1236" table:style-name="ce68">
            <text:p>1,236</text:p>
          </table:table-cell>
          <table:table-cell office:value-type="float" office:value="1069.6300000000001" table:style-name="ce73">
            <text:p>1,07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1236" table:style-name="ce156">
            <text:p>1,236</text:p>
          </table:table-cell>
          <table:table-cell office:value-type="float" office:value="1069.6300000000001" table:style-name="ce157">
            <text:p>1,070</text:p>
          </table:table-cell>
          <table:table-cell office:value-type="float" office:value="31009" table:content-validation-name="val3" table:style-name="ce158">
            <text:p>31,009</text:p>
          </table:table-cell>
          <table:table-cell office:value-type="float" office:value="28851.629999999997" table:content-validation-name="val3" table:style-name="ce159">
            <text:p>28,852</text:p>
          </table:table-cell>
          <table:table-cell office:value-type="currency" office:value="66671000" table:content-validation-name="val2" table:style-name="ce9">
            <text:p>£66,671,000.00</text:p>
          </table:table-cell>
          <table:table-cell office:value-type="currency" office:value="8378000" table:content-validation-name="val2" table:style-name="ce9">
            <text:p>£8,378,000.00</text:p>
          </table:table-cell>
          <table:table-cell office:value-type="currency" office:value="260000" table:content-validation-name="val2" table:style-name="ce9">
            <text:p>£260,000.00</text:p>
          </table:table-cell>
          <table:table-cell office:value-type="currency" office:value="552000" table:content-validation-name="val2" table:style-name="ce9">
            <text:p>£552,000.00</text:p>
          </table:table-cell>
          <table:table-cell office:value-type="currency" office:value="15312000" table:content-validation-name="val2" table:style-name="ce9">
            <text:p>£15,312,000.00</text:p>
          </table:table-cell>
          <table:table-cell office:value-type="currency" office:value="5786000" table:content-validation-name="val2" table:style-name="ce9">
            <text:p>£5,786,000.00</text:p>
          </table:table-cell>
          <table:table-cell office:value-type="currency" office:value="96959000" table:style-name="ce10">
            <text:p>£96,959,000.00</text:p>
          </table:table-cell>
          <table:table-cell office:value-type="currency" office:value="3115000" table:content-validation-name="val2" table:style-name="ce11">
            <text:p>£3,115,000.00</text:p>
          </table:table-cell>
          <table:table-cell office:value-type="currency" office:value="765000" table:content-validation-name="val2" table:style-name="ce11">
            <text:p>£765,000.00</text:p>
          </table:table-cell>
          <table:table-cell office:value-type="currency" office:value="3880000" table:style-name="ce10">
            <text:p>£3,880,000.00</text:p>
          </table:table-cell>
          <table:table-cell office:value-type="currency" office:value="100839000" table:style-name="ce12">
            <text:p>£100,839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04" table:style-name="ce29">
            <text:p>304</text:p>
          </table:table-cell>
          <table:table-cell office:value-type="float" office:value="274.8" table:style-name="ce32">
            <text:p>275</text:p>
          </table:table-cell>
          <table:table-cell office:value-type="float" office:value="205" table:style-name="ce42">
            <text:p>205</text:p>
          </table:table-cell>
          <table:table-cell office:value-type="float" office:value="193.22" table:style-name="ce44">
            <text:p>193</text:p>
          </table:table-cell>
          <table:table-cell office:value-type="float" office:value="259" table:style-name="ce93">
            <text:p>259</text:p>
          </table:table-cell>
          <table:table-cell office:value-type="float" office:value="247.37" table:style-name="ce96">
            <text:p>247</text:p>
          </table:table-cell>
          <table:table-cell office:value-type="float" office:value="30" table:style-name="ce100">
            <text:p>30</text:p>
          </table:table-cell>
          <table:table-cell office:value-type="float" office:value="29.3" table:style-name="ce102">
            <text:p>29</text:p>
          </table:table-cell>
          <table:table-cell office:value-type="float" office:value="6" table:style-name="ce111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3" table:style-name="ce61">
            <text:p>3</text:p>
          </table:table-cell>
          <table:table-cell office:value-type="float" office:value="2.4" table:style-name="ce64">
            <text:p>2</text:p>
          </table:table-cell>
          <table:table-cell office:value-type="float" office:value="807" table:content-validation-name="val3" table:style-name="ce74">
            <text:p>807</text:p>
          </table:table-cell>
          <table:table-cell office:value-type="float" office:value="753.08999999999992" table:content-validation-name="val3" table:style-name="ce70">
            <text:p>753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</text:p>
          </table:table-cell>
          <table:table-cell office:value-type="float" office:value="13" table:style-name="ce136">
            <text:p>13</text:p>
          </table:table-cell>
          <table:table-cell office:value-type="float" office:value="13" table:style-name="ce138">
            <text:p>13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14" table:style-name="ce74">
            <text:p>14</text:p>
          </table:table-cell>
          <table:table-cell office:value-type="float" office:value="14" table:style-name="ce161">
            <text:p>14</text:p>
          </table:table-cell>
          <table:table-cell office:value-type="float" office:value="821" table:content-validation-name="val3" table:style-name="ce164">
            <text:p>821</text:p>
          </table:table-cell>
          <table:table-cell office:value-type="float" office:value="767.08999999999992" table:content-validation-name="val3" table:style-name="ce160">
            <text:p>767</text:p>
          </table:table-cell>
          <table:table-cell office:value-type="currency" office:value="1602676.32" table:content-validation-name="val1" table:style-name="ce9">
            <text:p>£1,602,676.32</text:p>
          </table:table-cell>
          <table:table-cell office:value-type="currency" office:value="8925.59" table:content-validation-name="val1" table:style-name="ce9">
            <text:p>£8,925.5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78509.61" table:content-validation-name="val1" table:style-name="ce9">
            <text:p>£78,509.61</text:p>
          </table:table-cell>
          <table:table-cell office:value-type="currency" office:value="330134.90000000002" table:content-validation-name="val1" table:style-name="ce9">
            <text:p>£330,134.90</text:p>
          </table:table-cell>
          <table:table-cell office:value-type="currency" office:value="117949.37" table:content-validation-name="val1" table:style-name="ce9">
            <text:p>£117,949.37</text:p>
          </table:table-cell>
          <table:table-cell office:value-type="currency" office:value="2138195.7900000005" table:style-name="ce10">
            <text:p>£2,138,195.79</text:p>
          </table:table-cell>
          <table:table-cell office:value-type="currency" office:value="163237.85" table:content-validation-name="val2" table:style-name="ce9">
            <text:p>£163,237.85</text:p>
          </table:table-cell>
          <table:table-cell office:value-type="currency" office:value="17965.2" table:content-validation-name="val2" table:style-name="ce11">
            <text:p>£17,965.20</text:p>
          </table:table-cell>
          <table:table-cell office:value-type="currency" office:value="181203.05000000002" table:style-name="ce10">
            <text:p>£181,203.05</text:p>
          </table:table-cell>
          <table:table-cell office:value-type="currency" office:value="2319398.8400000003" table:style-name="ce12">
            <text:p>£2,319,398.8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52" table:style-name="ce31">
            <text:p>52</text:p>
          </table:table-cell>
          <table:table-cell office:value-type="float" office:value="50.459400000000002" table:style-name="ce34">
            <text:p>50</text:p>
          </table:table-cell>
          <table:table-cell office:value-type="float" office:value="58" table:style-name="ce41">
            <text:p>58</text:p>
          </table:table-cell>
          <table:table-cell office:value-type="float" office:value="57.540500000000002" table:style-name="ce45">
            <text:p>58</text:p>
          </table:table-cell>
          <table:table-cell office:value-type="float" office:value="613" table:style-name="ce95">
            <text:p>613</text:p>
          </table:table-cell>
          <table:table-cell office:value-type="float" office:value="602.64429999999993" table:style-name="ce98">
            <text:p>603</text:p>
          </table:table-cell>
          <table:table-cell office:value-type="float" office:value="51" table:style-name="ce99">
            <text:p>51</text:p>
          </table:table-cell>
          <table:table-cell office:value-type="float" office:value="50.472999999999999" table:style-name="ce103">
            <text:p>50</text:p>
          </table:table-cell>
          <table:table-cell office:value-type="float" office:value="6" table:style-name="ce113">
            <text:p>6</text:p>
          </table:table-cell>
          <table:table-cell office:value-type="float" office:value="6" table:style-name="ce116">
            <text:p>6</text:p>
          </table:table-cell>
          <table:table-cell office:value-type="float" office:value="0" table:style-name="ce63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80" table:content-validation-name="val3" table:style-name="ce74">
            <text:p>780</text:p>
          </table:table-cell>
          <table:table-cell office:value-type="float" office:value="767.11719999999991" table:content-validation-name="val3" table:style-name="ce76">
            <text:p>767</text:p>
          </table:table-cell>
          <table:table-cell office:value-type="float" office:value="43" table:style-name="ce75">
            <text:p>43</text:p>
          </table:table-cell>
          <table:table-cell office:value-type="float" office:value="43" table:style-name="ce86">
            <text:p>43</text:p>
          </table:table-cell>
          <table:table-cell office:value-type="float" office:value="0" table:style-name="ce125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8" table:style-name="ce135">
            <text:p>8</text:p>
          </table:table-cell>
          <table:table-cell office:value-type="float" office:value="8" table:style-name="ce140">
            <text:p>8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51" table:style-name="ce74">
            <text:p>51</text:p>
          </table:table-cell>
          <table:table-cell office:value-type="float" office:value="51" table:style-name="ce166">
            <text:p>51</text:p>
          </table:table-cell>
          <table:table-cell office:value-type="float" office:value="831" table:content-validation-name="val3" table:style-name="ce164">
            <text:p>831</text:p>
          </table:table-cell>
          <table:table-cell office:value-type="float" office:value="818.11719999999991" table:content-validation-name="val3" table:style-name="ce162">
            <text:p>818</text:p>
          </table:table-cell>
          <table:table-cell office:value-type="currency" office:value="2166461.52" table:content-validation-name="val2" table:style-name="ce9">
            <text:p>£2,166,461.52</text:p>
          </table:table-cell>
          <table:table-cell office:value-type="currency" office:value="155585.82" table:content-validation-name="val2" table:style-name="ce9">
            <text:p>£155,585.82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8847" table:content-validation-name="val2" table:style-name="ce9">
            <text:p>£28,847.00</text:p>
          </table:table-cell>
          <table:table-cell office:value-type="currency" office:value="404857.73" table:content-validation-name="val2" table:style-name="ce9">
            <text:p>£404,857.73</text:p>
          </table:table-cell>
          <table:table-cell office:value-type="currency" office:value="178725.77" table:content-validation-name="val2" table:style-name="ce9">
            <text:p>£178,725.77</text:p>
          </table:table-cell>
          <table:table-cell office:value-type="currency" office:value="2934477.84" table:style-name="ce10">
            <text:p>£2,934,477.84</text:p>
          </table:table-cell>
          <table:table-cell office:value-type="currency" office:value="276646" table:content-validation-name="val2" table:style-name="ce11">
            <text:p>£276,646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276646" table:style-name="ce10">
            <text:p>£276,646.00</text:p>
          </table:table-cell>
          <table:table-cell office:value-type="currency" office:value="3211123.84" table:style-name="ce12">
            <text:p>£3,211,123.8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12" table:style-name="ce36">
            <text:p>12</text:p>
          </table:table-cell>
          <table:table-cell office:value-type="float" office:value="10.5" table:style-name="ce39">
            <text:p>11</text:p>
          </table:table-cell>
          <table:table-cell office:value-type="float" office:value="8" table:style-name="ce49">
            <text:p>8</text:p>
          </table:table-cell>
          <table:table-cell office:value-type="float" office:value="7" table:style-name="ce52">
            <text:p>7</text:p>
          </table:table-cell>
          <table:table-cell office:value-type="float" office:value="41" table:style-name="ce88">
            <text:p>41</text:p>
          </table:table-cell>
          <table:table-cell office:value-type="float" office:value="39.799999999999997" table:style-name="ce91">
            <text:p>40</text:p>
          </table:table-cell>
          <table:table-cell office:value-type="float" office:value="2" table:style-name="ce107">
            <text:p>2</text:p>
          </table:table-cell>
          <table:table-cell office:value-type="float" office:value="1.8" table:style-name="ce110">
            <text:p>2</text:p>
          </table:table-cell>
          <table:table-cell office:value-type="float" office:value="1" table:style-name="ce118">
            <text:p>1</text:p>
          </table:table-cell>
          <table:table-cell office:value-type="float" office:value="0.6" table:style-name="ce121">
            <text:p>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7">
            <text:p>0</text:p>
          </table:table-cell>
          <table:table-cell office:value-type="float" office:value="64" table:content-validation-name="val3" table:style-name="ce74">
            <text:p>64</text:p>
          </table:table-cell>
          <table:table-cell office:value-type="float" office:value="59.699999999999996" table:content-validation-name="val3" table:style-name="ce59">
            <text:p>6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64" table:content-validation-name="val3" table:style-name="ce164">
            <text:p>64</text:p>
          </table:table-cell>
          <table:table-cell office:value-type="float" office:value="59.699999999999996" table:content-validation-name="val3" table:style-name="ce163">
            <text:p>60</text:p>
          </table:table-cell>
          <table:table-cell office:value-type="currency" office:value="175668" table:content-validation-name="val2" table:style-name="ce9">
            <text:p>£175,668.00</text:p>
          </table:table-cell>
          <table:table-cell office:value-type="currency" office:value="125" table:content-validation-name="val2" table:style-name="ce9">
            <text:p>£125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1552" table:content-validation-name="val2" table:style-name="ce9">
            <text:p>£31,552.00</text:p>
          </table:table-cell>
          <table:table-cell office:value-type="currency" office:value="15996" table:content-validation-name="val2" table:style-name="ce9">
            <text:p>£15,996.00</text:p>
          </table:table-cell>
          <table:table-cell office:value-type="currency" office:value="223341" table:style-name="ce10">
            <text:p>£223,341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3341" table:style-name="ce12">
            <text:p>£223,341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40" table:style-name="ce35">
            <text:p>40</text:p>
          </table:table-cell>
          <table:table-cell office:value-type="float" office:value="39.409999999999997" table:style-name="ce38">
            <text:p>39</text:p>
          </table:table-cell>
          <table:table-cell office:value-type="float" office:value="64" table:style-name="ce48">
            <text:p>64</text:p>
          </table:table-cell>
          <table:table-cell office:value-type="float" office:value="64" table:style-name="ce50">
            <text:p>64</text:p>
          </table:table-cell>
          <table:table-cell office:value-type="float" office:value="42" table:style-name="ce87">
            <text:p>42</text:p>
          </table:table-cell>
          <table:table-cell office:value-type="float" office:value="41.2" table:style-name="ce90">
            <text:p>41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8">
            <text:p>20</text:p>
          </table:table-cell>
          <table:table-cell office:value-type="float" office:value="4" table:style-name="ce117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.28" table:style-name="ce56">
            <text:p>1</text:p>
          </table:table-cell>
          <table:table-cell office:value-type="float" office:value="176" table:content-validation-name="val3" table:style-name="ce74">
            <text:p>176</text:p>
          </table:table-cell>
          <table:table-cell office:value-type="float" office:value="169.89000000000001" table:content-validation-name="val3" table:style-name="ce60">
            <text:p>170</text:p>
          </table:table-cell>
          <table:table-cell office:value-type="float" office:value="3" table:style-name="ce78">
            <text:p>3</text:p>
          </table:table-cell>
          <table:table-cell office:value-type="float" office:value="3" table:style-name="ce82">
            <text:p>3</text:p>
          </table:table-cell>
          <table:table-cell office:value-type="float" office:value="8" table:style-name="ce85">
            <text:p>8</text:p>
          </table:table-cell>
          <table:table-cell office:value-type="float" office:value="8" table:style-name="ce130">
            <text:p>8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13" table:style-name="ce144">
            <text:p>13</text:p>
          </table:table-cell>
          <table:table-cell office:value-type="float" office:value="9.41" table:style-name="ce146">
            <text:p>9</text:p>
          </table:table-cell>
          <table:table-cell office:value-type="float" office:value="24" table:style-name="ce74">
            <text:p>24</text:p>
          </table:table-cell>
          <table:table-cell office:value-type="float" office:value="20.41" table:style-name="ce168">
            <text:p>20</text:p>
          </table:table-cell>
          <table:table-cell office:value-type="float" office:value="200" table:content-validation-name="val3" table:style-name="ce164">
            <text:p>200</text:p>
          </table:table-cell>
          <table:table-cell office:value-type="float" office:value="190.3" table:content-validation-name="val3" table:style-name="ce165">
            <text:p>190</text:p>
          </table:table-cell>
          <table:table-cell office:value-type="currency" office:value="473394.82" table:content-validation-name="val1" table:style-name="ce9">
            <text:p>£473,394.82</text:p>
          </table:table-cell>
          <table:table-cell office:value-type="currency" office:value="53389.29" table:content-validation-name="val1" table:style-name="ce9">
            <text:p>£53,389.29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977.12" table:content-validation-name="val1" table:style-name="ce9">
            <text:p>£1,977.12</text:p>
          </table:table-cell>
          <table:table-cell office:value-type="currency" office:value="21409.41" table:content-validation-name="val1" table:style-name="ce9">
            <text:p>£21,409.41</text:p>
          </table:table-cell>
          <table:table-cell office:value-type="currency" office:value="45731.97" table:content-validation-name="val1" table:style-name="ce9">
            <text:p>£45,731.97</text:p>
          </table:table-cell>
          <table:table-cell office:value-type="currency" office:value="595902.61" table:style-name="ce10">
            <text:p>£595,902.61</text:p>
          </table:table-cell>
          <table:table-cell office:value-type="currency" office:value="123787.73" table:content-validation-name="val1" table:style-name="ce11">
            <text:p>£123,787.73</text:p>
          </table:table-cell>
          <table:table-cell office:value-type="currency" office:value="283314" table:content-validation-name="val2" table:style-name="ce9">
            <text:p>£283,314.00</text:p>
          </table:table-cell>
          <table:table-cell office:value-type="currency" office:value="407101.73" table:style-name="ce10">
            <text:p>£407,101.73</text:p>
          </table:table-cell>
          <table:table-cell office:value-type="currency" office:value="1003004.34" table:style-name="ce12">
            <text:p>£1,003,004.34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40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8.0500000000000007" table:style-name="ce51">
            <text:p>8</text:p>
          </table:table-cell>
          <table:table-cell office:value-type="float" office:value="51" table:style-name="ce89">
            <text:p>51</text:p>
          </table:table-cell>
          <table:table-cell office:value-type="float" office:value="50.61" table:style-name="ce92">
            <text:p>51</text:p>
          </table:table-cell>
          <table:table-cell office:value-type="float" office:value="2" table:style-name="ce105">
            <text:p>2</text:p>
          </table:table-cell>
          <table:table-cell office:value-type="float" office:value="1.59" table:style-name="ce109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9" table:content-validation-name="val3" table:style-name="ce14">
            <text:p>69</text:p>
          </table:table-cell>
          <table:table-cell office:value-type="float" office:value="67.25" table:content-validation-name="val3" table:style-name="ce14">
            <text:p>67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9" table:content-validation-name="val3" table:style-name="ce15">
            <text:p>69</text:p>
          </table:table-cell>
          <table:table-cell office:value-type="float" office:value="67.25" table:content-validation-name="val3" table:style-name="ce15">
            <text:p>67</text:p>
          </table:table-cell>
          <table:table-cell office:value-type="currency" office:value="172405.18" table:content-validation-name="val2" table:style-name="ce9">
            <text:p>£172,405.18</text:p>
          </table:table-cell>
          <table:table-cell office:value-type="currency" office:value="7452.27" table:content-validation-name="val2" table:style-name="ce9">
            <text:p>£7,452.27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4778.65" table:content-validation-name="val2" table:style-name="ce9">
            <text:p>£34,778.65</text:p>
          </table:table-cell>
          <table:table-cell office:value-type="currency" office:value="14357.52" table:content-validation-name="val2" table:style-name="ce9">
            <text:p>£14,357.52</text:p>
          </table:table-cell>
          <table:table-cell office:value-type="currency" office:value="228993.61999999997" table:style-name="ce10">
            <text:p>£228,993.62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28993.61999999997" table:style-name="ce12">
            <text:p>£228,993.62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7-21T14:46:59Z</dc:date>
  </office:meta>
</office:document-meta>
</file>